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style:font-name="Times New Roman1" fo:font-size="14pt" officeooo:rsid="00306f46" officeooo:paragraph-rsid="00306f46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1f1184" officeooo:paragraph-rsid="001f118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86359e" officeooo:paragraph-rsid="0086359e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3fbe3b" officeooo:paragraph-rsid="003fbe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4pt" fo:language="ru" fo:country="RU" fo:font-weight="bold" officeooo:rsid="0086359e" officeooo:paragraph-rsid="0086359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4pt" fo:language="ru" fo:country="RU" fo:font-weight="bold" officeooo:rsid="00894da3" officeooo:paragraph-rsid="00894da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6359e" officeooo:paragraph-rsid="0086359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7a94c" officeooo:paragraph-rsid="0087a94c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style:font-name="Times New Roman1" officeooo:paragraph-rsid="0034a06f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38593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4a06f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officeooo:rsid="0034a06f" officeooo:paragraph-rsid="0034a06f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officeooo:rsid="0035af35" officeooo:paragraph-rsid="0035af35"/>
    </style:style>
    <style:style style:name="P1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87a94c"/>
    </style:style>
    <style:style style:name="P17" style:family="paragraph" style:parent-style-name="Standard">
      <style:text-properties style:font-name="Times New Roman" fo:font-size="14pt" officeooo:paragraph-rsid="00894da3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1f1184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374f55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38bd42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1f1184" officeooo:paragraph-rsid="008c2838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8c2838" officeooo:paragraph-rsid="008c283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8c2838" officeooo:paragraph-rsid="00338593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bold" officeooo:rsid="003f58dd" officeooo:paragraph-rsid="008c6b2c" style:font-size-asian="14pt" style:font-weight-asian="bold" style:font-size-complex="14pt" style:font-weight-complex="bold"/>
    </style:style>
    <style:style style:name="P25" style:family="paragraph" style:parent-style-name="Standard" style:list-style-name="L7">
      <style:paragraph-properties fo:line-height="150%" fo:text-align="justify" style:justify-single-word="false" fo:break-before="page"/>
      <style:text-properties fo:color="#000000" loext:opacity="100%" style:font-name="Times New Roman1" fo:font-size="14pt" fo:language="ru" fo:country="RU" fo:font-weight="bold" officeooo:rsid="004134c6" officeooo:paragraph-rsid="004134c6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22d6e4" officeooo:paragraph-rsid="0022d6e4" style:font-size-asian="14pt" style:font-size-complex="14pt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2be8cb" officeooo:paragraph-rsid="002be8cb" style:font-size-asian="14pt" style:font-size-complex="14pt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2d36ab" officeooo:paragraph-rsid="002d36ab" style:font-size-asian="14pt" style:font-size-complex="14pt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1d03f" officeooo:paragraph-rsid="0031d03f" style:font-size-asian="14pt" style:font-size-complex="14pt"/>
    </style:style>
    <style:style style:name="P30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1d03f" officeooo:paragraph-rsid="0031d03f" style:font-size-asian="14pt" style:font-size-complex="14pt"/>
    </style:style>
    <style:style style:name="P31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81b0ee" officeooo:paragraph-rsid="0081b0ee" style:font-size-asian="14pt" style:font-size-complex="14pt"/>
    </style:style>
    <style:style style:name="P32" style:family="paragraph" style:parent-style-name="Standard" style:list-style-name="L4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37712" officeooo:paragraph-rsid="00337712" style:font-size-asian="14pt" style:font-size-complex="14pt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38593" officeooo:paragraph-rsid="00338593" style:font-size-asian="14pt" style:font-size-complex="14pt"/>
    </style:style>
    <style:style style:name="P34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38593" officeooo:paragraph-rsid="00338593" style:font-size-asian="14pt" style:font-size-complex="14pt"/>
    </style:style>
    <style:style style:name="P35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3fbe3b" officeooo:paragraph-rsid="003fbe3b" style:font-size-asian="14pt" style:font-size-complex="14pt"/>
    </style:style>
    <style:style style:name="P36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37" style:family="paragraph" style:parent-style-name="Standard" style:list-style-name="L6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38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3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134c6" officeooo:paragraph-rsid="004134c6" style:font-size-asian="14pt" style:font-size-complex="14pt"/>
    </style:style>
    <style:style style:name="P40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3dc31" officeooo:paragraph-rsid="0073dc31" style:font-size-asian="14pt" style:font-size-complex="14pt"/>
    </style:style>
    <style:style style:name="P41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26e8b" officeooo:paragraph-rsid="00626e8b" style:font-size-asian="14pt" style:font-size-complex="14pt"/>
    </style:style>
    <style:style style:name="P42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4c349" officeooo:paragraph-rsid="0064c349" style:font-size-asian="14pt" style:font-size-complex="14pt"/>
    </style:style>
    <style:style style:name="P43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68035" officeooo:paragraph-rsid="00768035" style:font-size-asian="14pt" style:font-size-complex="14pt"/>
    </style:style>
    <style:style style:name="P44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9c428" officeooo:paragraph-rsid="0069c428" style:font-size-asian="14pt" style:font-size-complex="14pt"/>
    </style:style>
    <style:style style:name="P45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da7b3" officeooo:paragraph-rsid="006da7b3" style:font-size-asian="14pt" style:font-size-complex="14pt"/>
    </style:style>
    <style:style style:name="P46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dbbed" officeooo:paragraph-rsid="007dbbed" style:font-size-asian="14pt" style:font-size-complex="14pt"/>
    </style:style>
    <style:style style:name="P47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7e213" officeooo:paragraph-rsid="0077e213" style:font-size-asian="14pt" style:font-size-complex="14pt"/>
    </style:style>
    <style:style style:name="P48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c87e9" officeooo:paragraph-rsid="007c87e9" style:font-size-asian="14pt" style:font-size-complex="14pt"/>
    </style:style>
    <style:style style:name="P4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c4ec3" officeooo:paragraph-rsid="005c4ec3" style:font-size-asian="14pt" style:font-size-complex="14pt"/>
    </style:style>
    <style:style style:name="P5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5ef0a" officeooo:paragraph-rsid="005c4ec3" style:font-size-asian="14pt" style:font-size-complex="14pt"/>
    </style:style>
    <style:style style:name="P5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9a195" officeooo:paragraph-rsid="005c4ec3" style:font-size-asian="14pt" style:font-size-complex="14pt"/>
    </style:style>
    <style:style style:name="P5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14902" officeooo:paragraph-rsid="00714902" style:font-size-asian="14pt" style:font-size-complex="14pt"/>
    </style:style>
    <style:style style:name="P53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1d03a" officeooo:paragraph-rsid="00714902" style:font-size-asian="14pt" style:font-size-complex="14pt"/>
    </style:style>
    <style:style style:name="P5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1d03a" officeooo:paragraph-rsid="0051d03a" style:font-size-asian="14pt" style:font-size-complex="14pt"/>
    </style:style>
    <style:style style:name="P5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3125e" officeooo:paragraph-rsid="0043125e" style:font-size-asian="14pt" style:font-size-complex="14pt"/>
    </style:style>
    <style:style style:name="P5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50df4" officeooo:paragraph-rsid="00450df4" style:font-size-asian="14pt" style:font-size-complex="14pt"/>
    </style:style>
    <style:style style:name="P5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437b4" officeooo:paragraph-rsid="004437b4" style:font-size-asian="14pt" style:font-size-complex="14pt"/>
    </style:style>
    <style:style style:name="P5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ff020" officeooo:paragraph-rsid="006ff020" style:font-size-asian="14pt" style:font-size-complex="14pt"/>
    </style:style>
    <style:style style:name="P5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a4de9" officeooo:paragraph-rsid="004a4de9" style:font-size-asian="14pt" style:font-size-complex="14pt"/>
    </style:style>
    <style:style style:name="P6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619cb" officeooo:paragraph-rsid="004619cb" style:font-size-asian="14pt" style:font-size-complex="14pt"/>
    </style:style>
    <style:style style:name="P61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4d562d" officeooo:paragraph-rsid="004d562d" style:font-size-asian="14pt" style:font-size-complex="14pt"/>
    </style:style>
    <style:style style:name="P62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3b368" officeooo:paragraph-rsid="0053b368" style:font-size-asian="14pt" style:font-size-complex="14pt"/>
    </style:style>
    <style:style style:name="P63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6e32f" officeooo:paragraph-rsid="0056e32f" style:font-size-asian="14pt" style:font-size-complex="14pt"/>
    </style:style>
    <style:style style:name="P6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730ccf" officeooo:paragraph-rsid="00730ccf" style:font-size-asian="14pt" style:font-size-complex="14pt"/>
    </style:style>
    <style:style style:name="P6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61494b" officeooo:paragraph-rsid="0061494b" style:font-size-asian="14pt" style:font-size-complex="14pt"/>
    </style:style>
    <style:style style:name="P6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813f7" officeooo:paragraph-rsid="005813f7" style:font-size-asian="14pt" style:font-size-complex="14pt"/>
    </style:style>
    <style:style style:name="P6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ru" fo:country="RU" officeooo:rsid="005e0052" officeooo:paragraph-rsid="005e0052" style:font-size-asian="14pt" style:font-size-complex="14pt"/>
    </style:style>
    <style:style style:name="P6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c2838" officeooo:paragraph-rsid="008c2838" style:font-size-asian="14pt" style:font-weight-asian="normal" style:font-size-complex="14pt" style:font-weight-complex="normal"/>
    </style:style>
    <style:style style:name="P6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1" fo:font-size="14pt" fo:language="ru" fo:country="RU" fo:font-weight="normal" officeooo:rsid="008d3803" officeooo:paragraph-rsid="008d3803" style:font-size-asian="14pt" style:font-weight-asian="normal" style:font-size-complex="14pt" style:font-weight-complex="normal"/>
    </style:style>
    <style:style style:name="P70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1" fo:font-size="14pt" fo:language="en" fo:country="US" officeooo:rsid="004134c6" officeooo:paragraph-rsid="004134c6" style:font-size-asian="14pt" style:font-size-complex="14pt"/>
    </style:style>
    <style:style style:name="P71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weight="bold" officeooo:paragraph-rsid="0039da35" style:font-weight-asian="bold" style:font-weight-complex="bold"/>
    </style:style>
    <style:style style:name="P72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rsid="00337712" officeooo:paragraph-rsid="00337712"/>
    </style:style>
    <style:style style:name="P7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bold" officeooo:rsid="00894da3" officeooo:paragraph-rsid="00894da3" style:font-size-asian="14pt" style:font-weight-asian="bold" style:font-name-complex="Times New Roman2" style:font-size-complex="14pt" style:font-weight-complex="bold"/>
    </style:style>
    <style:style style:name="P74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d36ab" style:font-size-asian="14pt" style:font-size-complex="14pt"/>
    </style:style>
    <style:style style:name="P75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76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77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78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79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d6897" officeooo:paragraph-rsid="008c6b2c" style:font-size-asian="14pt" style:font-size-complex="14pt"/>
    </style:style>
    <style:style style:name="P80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f02e6" officeooo:paragraph-rsid="008c6b2c" style:font-size-asian="14pt" style:font-size-complex="14pt"/>
    </style:style>
    <style:style style:name="P81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3f58dd" officeooo:paragraph-rsid="008c6b2c" style:font-size-asian="14pt" style:font-size-complex="14pt"/>
    </style:style>
    <style:style style:name="P82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1" fo:font-size="14pt" fo:language="ru" fo:country="RU" officeooo:rsid="00337712" officeooo:paragraph-rsid="00337712" style:font-size-asian="14pt" style:font-size-complex="14pt"/>
    </style:style>
    <style:style style:name="P83" style:family="paragraph" style:parent-style-name="Standard" style:list-style-name="L6">
      <style:paragraph-properties fo:line-height="150%" fo:text-align="justify" style:justify-single-word="false"/>
      <style:text-properties fo:color="#ff0000" loext:opacity="100%" style:font-name="Times New Roman1" fo:font-size="14pt" fo:language="ru" fo:country="RU" officeooo:rsid="0074d127" officeooo:paragraph-rsid="0074d127" style:font-size-asian="14pt" style:font-size-complex="14pt"/>
    </style:style>
    <style:style style:name="P84" style:family="paragraph" style:parent-style-name="Standard" style:list-style-name="L8">
      <style:paragraph-properties fo:line-height="150%" fo:text-align="justify" style:justify-single-word="false"/>
      <style:text-properties fo:color="#00a933" loext:opacity="100%" style:font-name="Times New Roman1" fo:font-size="14pt" fo:language="ru" fo:country="RU" officeooo:rsid="005813f7" officeooo:paragraph-rsid="005813f7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language="ru" fo:country="RU"/>
    </style:style>
    <style:style style:name="T7" style:family="text">
      <style:text-properties style:font-name="Times New Roman1" fo:font-size="14pt" fo:language="ru" fo:country="RU" style:font-size-asian="14pt" style:font-size-complex="14pt"/>
    </style:style>
    <style:style style:name="T8" style:family="text">
      <style:text-properties style:font-name="Times New Roman1" fo:font-size="14pt" fo:language="ru" fo:country="RU" officeooo:rsid="00330a62" style:font-size-asian="14pt" style:font-size-complex="14pt"/>
    </style:style>
    <style:style style:name="T9" style:family="text">
      <style:text-properties style:font-name="Times New Roman1" fo:font-size="14pt" fo:language="ru" fo:country="RU" officeooo:rsid="001f1184" style:font-size-asian="14pt" style:font-size-complex="14pt"/>
    </style:style>
    <style:style style:name="T10" style:family="text">
      <style:text-properties style:font-name="Times New Roman1" fo:font-size="14pt" fo:language="ru" fo:country="RU" officeooo:rsid="002be8cb" style:font-size-asian="14pt" style:font-size-complex="14pt"/>
    </style:style>
    <style:style style:name="T11" style:family="text">
      <style:text-properties style:font-name="Times New Roman1" fo:font-size="14pt" fo:language="ru" fo:country="RU" officeooo:rsid="0022d6e4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5c4ec3"/>
    </style:style>
    <style:style style:name="T14" style:family="text">
      <style:text-properties officeooo:rsid="0034a06f"/>
    </style:style>
    <style:style style:name="T15" style:family="text">
      <style:text-properties officeooo:rsid="0022d6e4"/>
    </style:style>
    <style:style style:name="T16" style:family="text">
      <style:text-properties officeooo:rsid="0038bd42"/>
    </style:style>
    <style:style style:name="T17" style:family="text">
      <style:text-properties fo:color="#00a933" loext:opacity="100%"/>
    </style:style>
    <style:style style:name="T18" style:family="text">
      <style:text-properties fo:color="#00a933" loext:opacity="100%" officeooo:rsid="005813f7"/>
    </style:style>
    <style:style style:name="T19" style:family="text">
      <style:text-properties fo:color="#00a933" loext:opacity="100%" officeooo:rsid="005c4ec3"/>
    </style:style>
    <style:style style:name="T20" style:family="text">
      <style:text-properties fo:color="#00a933" loext:opacity="100%" officeooo:rsid="005e0052"/>
    </style:style>
    <style:style style:name="T21" style:family="text">
      <style:text-properties officeooo:rsid="0059c020"/>
    </style:style>
    <style:style style:name="T22" style:family="text">
      <style:text-properties officeooo:rsid="005b9677"/>
    </style:style>
    <style:style style:name="T23" style:family="text">
      <style:text-properties officeooo:rsid="005c4ec3"/>
    </style:style>
    <style:style style:name="T24" style:family="text">
      <style:text-properties officeooo:rsid="00631d78"/>
    </style:style>
    <style:style style:name="T25" style:family="text">
      <style:text-properties officeooo:rsid="0066a08c"/>
    </style:style>
    <style:style style:name="T26" style:family="text">
      <style:text-properties fo:color="#81d41a" loext:opacity="100%" officeooo:rsid="0059c020"/>
    </style:style>
    <style:style style:name="T27" style:family="text">
      <style:text-properties officeooo:rsid="006da7b3"/>
    </style:style>
    <style:style style:name="T28" style:family="text">
      <style:text-properties officeooo:rsid="006de62b"/>
    </style:style>
    <style:style style:name="T29" style:family="text">
      <style:text-properties officeooo:rsid="00714902"/>
    </style:style>
    <style:style style:name="T30" style:family="text">
      <style:text-properties officeooo:rsid="0073dc31"/>
    </style:style>
    <style:style style:name="T31" style:family="text">
      <style:text-properties officeooo:rsid="007a2f59"/>
    </style:style>
    <style:style style:name="T32" style:family="text">
      <style:text-properties fo:color="#ff0000" loext:opacity="100%"/>
    </style:style>
    <style:style style:name="T33" style:family="text">
      <style:text-properties fo:color="#000000" loext:opacity="100%" style:font-name="Times New Roman1" fo:font-size="14pt" fo:language="ru" fo:country="RU" fo:font-weight="normal" officeooo:rsid="0087a94c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Times New Roman1" fo:font-size="14pt" fo:language="ru" fo:country="RU" fo:font-style="normal" style:text-underline-style="none" fo:font-weight="normal" officeooo:rsid="0087a94c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font-style="normal" style:text-underline-style="none" fo:font-weight="normal" officeooo:rsid="0088548e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ize="14pt" fo:font-style="normal" style:text-underline-style="none" fo:font-weight="normal" officeooo:rsid="008939e6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officeooo:rsid="0088548e"/>
    </style:style>
    <style:style style:name="T39" style:family="text">
      <style:text-properties officeooo:rsid="008939e6"/>
    </style:style>
    <style:style style:name="T40" style:family="text">
      <style:text-properties style:font-name-complex="Times New Roman2"/>
    </style:style>
    <style:style style:name="T41" style:family="text">
      <style:text-properties officeooo:rsid="00894da3" style:font-name-complex="Times New Roman2"/>
    </style:style>
    <style:style style:name="T42" style:family="text">
      <style:text-properties officeooo:rsid="008c6b2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24148211" text:style-name="L1">
        <text:list-item>
          <text:p text:style-name="P18">Общие сведения.</text:p>
          <text:p text:style-name="P26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26"/>
        </text:list-item>
        <text:list-item>
          <text:p text:style-name="P19">Цели и назначения создания автоматизированной системы <text:span text:style-name="T2">(программного модуля) <text:s/></text:span><text:span text:style-name="T15">продаж и предоставления услуг.</text:span></text:p>
          <text:p text:style-name="P27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27"/>
          <text:p text:style-name="P28">В рамках проекта автоматизируется информационно-аналитическая деятельность в следующих бизнес-процессах: <text:s/></text:p>
        </text:list-item>
      </text:list>
      <text:list xml:id="list1887569453" text:style-name="L2">
        <text:list-item>
          <text:list>
            <text:list-item>
              <text:p text:style-name="P74">выполнение заказа;</text:p>
            </text:list-item>
            <text:list-item>
              <text:p text:style-name="P75">управление продажами;</text:p>
            </text:list-item>
            <text:list-item>
              <text:p text:style-name="P76">управление услугами.</text:p>
            </text:list-item>
          </text:list>
        </text:list-item>
      </text:list>
      <text:p text:style-name="P14"/>
      <text:list xml:id="list90815464219696" text:continue-numbering="true" text:style-name="L2">
        <text:list-header>
          <text:p text:style-name="P77">Программный модуль <text:span text:style-name="T15">продаж и предоставления услуг</text:span> создаётся с целью:</text:p>
          <text:list text:continue-numbering="true">
            <text:list-item>
              <text:p text:style-name="P78">повышение качества (полноты, точности, достоверности, своевременности) информации;</text:p>
            </text:list-item>
            <text:list-item>
              <text:p text:style-name="P78">создание единой системы отчётности по показателям деятельности;</text:p>
            </text:list-item>
            <text:list-item>
              <text:p text:style-name="P78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78">облегчения работы с клиентами.</text:p>
            </text:list-item>
          </text:list>
        </text:list-header>
      </text:list>
      <text:p text:style-name="P15"/>
      <text:p text:style-name="P15"/>
      <text:p text:style-name="P15"/>
      <text:p text:style-name="P15"/>
      <text:p text:style-name="P15"/>
      <text:list xml:id="list90814531871471" text:continue-list="list2924148211" text:style-name="L1">
        <text:list-item>
          <text:p text:style-name="P20"><text:soft-page-break/>Характеристика <text:span text:style-name="T16">программного модуля </text:span><text:span text:style-name="T15">продаж и предоставления услуг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">Структурное подразделение</text:p>
          </table:table-cell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1">Возможность автоматизации</text:p>
          </table:table-cell>
          <table:table-cell table:style-name="Таблица1.D1" office:value-type="string">
            <text:p text:style-name="P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">Отдел услуг</text:p>
          </table:table-cell>
          <table:table-cell table:style-name="Таблица1.A2" office:value-type="string">
            <text:p text:style-name="P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">Отдела продаж</text:p>
          </table:table-cell>
          <table:table-cell table:style-name="Таблица1.A2" office:value-type="string">
            <text:p text:style-name="P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</table:table>
      <text:p text:style-name="P2"/>
      <text:list xml:id="list90815238741370" text:continue-numbering="true" text:style-name="L1">
        <text:list-item>
          <text:p text:style-name="P20">Требования к автоматизированной системе <text:span text:style-name="T2">(программному модулю) <text:s/></text:span><text:span text:style-name="T15">продаж и предоставления услуг.</text:span></text:p>
          <text:p text:style-name="P29">Программный модуль должен поддерживать следующие режимы функционирования:</text:p>
        </text:list-item>
      </text:list>
      <text:list xml:id="list1063790944" text:style-name="L3">
        <text:list-item>
          <text:list>
            <text:list-item>
              <text:p text:style-name="P30">Основной режим программного модуля, в котором подсистемы выполняют базовый набор функций;</text:p>
            </text:list-item>
            <text:list-item>
              <text:p text:style-name="P31">Режим работника в котором доступны определённые для пользователя функции.</text:p>
            </text:list-item>
            <text:list-item>
              <text:p text:style-name="P30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2"/>
      <text:list xml:id="list90815043804269" text:continue-list="list90815238741370" text:style-name="L1">
        <text:list-item>
          <text:p text:style-name="P71"><text:span text:style-name="T9">Состав и содержание работ по созданию автоматизированной системы </text:span><text:span text:style-name="T10">(программного модуля) </text:span><text:span text:style-name="T11">продаж и предоставления услуг</text:span><text:span text:style-name="T10">.</text:span></text:p>
          <text:p text:style-name="P72"><text:span text:style-name="T8">Р</text:span><text:span text:style-name="T7">аботы по созданию программного модуля выполняются в три этапа:</text:span></text:p>
        </text:list-item>
      </text:list>
      <text:list xml:id="list3777426670" text:style-name="L4">
        <text:list-item>
          <text:p text:style-name="P32">Проектирование. Разработка эскизного проекта. Разработка технического проекта (продолжительность — <text:span text:style-name="T32">Х</text:span> месяца).</text:p>
        </text:list-item>
        <text:list-item>
          <text:p text:style-name="P32">Разработка рабочей документации. Адаптация программ (продолжительность — <text:span text:style-name="T32">У</text:span> месяцев)</text:p>
        </text:list-item>
        <text:list-item>
          <text:p text:style-name="P32"><text:soft-page-break/>Ввод в действие (продолжительность — <text:span text:style-name="T32">Г</text:span> месяцев).</text:p>
          <text:p text:style-name="P82"/>
        </text:list-item>
      </text:list>
      <text:p text:style-name="P2"/>
      <text:p text:style-name="P2"/>
      <text:list xml:id="list90815540248977" text:continue-list="list90815043804269" text:style-name="L1">
        <text:list-item>
          <text:p text:style-name="P20">Порядок разработки автоматизированной системы <text:span text:style-name="T2">(программного модуля) </text:span><text:span text:style-name="T15">продаж и предоставления услуг.</text:span></text:p>
          <text:list>
            <text:list-item>
              <text:p text:style-name="P33">Виды и объём испытаний системы</text:p>
            </text:list-item>
          </text:list>
        </text:list-item>
      </text:list>
      <text:list xml:id="list191609486" text:style-name="L5">
        <text:list-item>
          <text:list>
            <text:list-item>
              <text:list>
                <text:list-item>
                  <text:p text:style-name="P34">Предварительные испытания</text:p>
                </text:list-item>
                <text:list-item>
                  <text:p text:style-name="P34">Опытная эксплуатация</text:p>
                </text:list-item>
                <text:list-item>
                  <text:p text:style-name="P34">Приёмочные испытания</text:p>
                </text:list-item>
              </text:list>
            </text:list-item>
          </text:list>
        </text:list-item>
      </text:list>
      <text:list xml:id="list90814157108933" text:continue-list="list90815540248977" text:style-name="L1">
        <text:list-item>
          <text:list>
            <text:list-item>
              <text:p text:style-name="P33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10">Стадия испытаний</text:p>
          </table:table-cell>
          <table:table-cell table:style-name="Таблица2.A1" office:value-type="string">
            <text:p text:style-name="P10">Участники испытаний</text:p>
          </table:table-cell>
          <table:table-cell table:style-name="Таблица2.A1" office:value-type="string">
            <text:p text:style-name="P10">Место и срок проведения</text:p>
          </table:table-cell>
          <table:table-cell table:style-name="Таблица2.A1" office:value-type="string">
            <text:p text:style-name="P10">Порядок согласования документации</text:p>
          </table:table-cell>
          <table:table-cell table:style-name="Таблица2.E1" office:value-type="string">
            <text:p text:style-name="P10">Статус приёмочной комиссии</text:p>
          </table:table-cell>
        </table:table-row>
        <table:table-row>
          <table:table-cell table:style-name="Таблица2.A2" office:value-type="string">
            <text:p text:style-name="P10">Предварительные испытания</text:p>
          </table:table-cell>
          <table:table-cell table:style-name="Таблица2.A2" office:value-type="string">
            <text:p text:style-name="P10">Организация Заказчика и Разработчика</text:p>
          </table:table-cell>
          <table:table-cell table:style-name="Таблица2.A2" office:value-type="string">
            <text:p text:style-name="P10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12">Проведение предварительных испытаний. Фиксирование выявленных неполадок в Протоколе испытаний.</text:p>
            <text:p text:style-name="P12">Устранение выявленных неполадок. Принятие решения о возможности передачи программного модуля в опытную эксплуатаци.</text:p>
            <text:p text:style-name="P12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10">Экспертная группа</text:p>
          </table:table-cell>
        </table:table-row>
        <table:table-row>
          <table:table-cell table:style-name="Таблица2.A2" office:value-type="string">
            <text:p text:style-name="P12">Опытная эксплуатация</text:p>
          </table:table-cell>
          <table:table-cell table:style-name="Таблица2.A2" office:value-type="string">
            <text:p text:style-name="P12">Организации Заказчика и Разработчкиа</text:p>
          </table:table-cell>
          <table:table-cell table:style-name="Таблица2.A2" office:value-type="string">
            <text:p text:style-name="P11">На территории Заказчика с <text:span text:style-name="T12">dd.mm.yyyy </text:span><text:span text:style-name="T6">по <text:s/></text:span><text:soft-page-break/><text:span text:style-name="T12">dd.mm.yyyy</text:span></text:p>
          </table:table-cell>
          <table:table-cell table:style-name="Таблица2.A2" office:value-type="string">
            <text:p text:style-name="P12">Проведение опытной эксплуатации. <text:soft-page-break/>Фиксирование выявленных неполадок в Протоколе испытаний.</text:p>
            <text:p text:style-name="P12"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12">Группа тестирования</text:p>
          </table:table-cell>
        </table:table-row>
        <table:table-row>
          <table:table-cell table:style-name="Таблица2.A2" office:value-type="string">
            <text:p text:style-name="P12">Приёмочные испытания</text:p>
          </table:table-cell>
          <table:table-cell table:style-name="Таблица2.A2" office:value-type="string">
            <text:p text:style-name="P12">Организации Заказчика и Разработчика</text:p>
          </table:table-cell>
          <table:table-cell table:style-name="Таблица2.A2" office:value-type="string">
            <text:p text:style-name="P9"><text:span text:style-name="T14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13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13">Составление и подписание Акта <text:soft-page-break/>о завершении приёмочных испытаний по передаче программного 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12"/>
          </table:table-cell>
        </table:table-row>
      </table:table>
      <text:p text:style-name="P23"/>
      <text:list xml:id="list90815189803193" text:continue-numbering="true" text:style-name="L1">
        <text:list-header>
          <text:p text:style-name="P68"/>
        </text:list-header>
        <text:list-item>
          <text:p text:style-name="P21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15">продаж и предоставления услуг</text:span> в действие.</text:p>
          <text:p text:style-name="P79"><text:span text:style-name="T42">В</text:span> перечень основных мероприятий включают:</text:p>
          <text:p text:style-name="P79">Технические мероприятия;</text:p>
          <text:list>
            <text:list-item>
              <text:p text:style-name="P80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p>
            </text:list-item>
            <text:list-item>
              <text:p text:style-name="P80">осуществлена установка необходимого программного модуля;</text:p>
            </text:list-item>
            <text:list-item>
              <text:p text:style-name="P80">организованно необходимое сетевое взаимодействие.</text:p>
            </text:list-item>
          </text:list>
          <text:p text:style-name="P79">Организационные мероприятия;</text:p>
          <text:list text:continue-numbering="true">
            <text:list-item>
              <text:p text:style-name="P81">организация доступа к базам данных источников;</text:p>
            </text:list-item>
            <text:list-item>
              <text:p text:style-name="P81">определение регламента информирования об изменениях структур систем-источников;</text:p>
              <text:p text:style-name="P24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  <text:list-item>
          <text:p text:style-name="P22">Требования к документированию.</text:p>
          <text:p text:style-name="P22"/>
        </text:list-item>
        <text:list-item>
          <text:p text:style-name="P22">Источники разработки.</text:p>
          <text:p text:style-name="P69">Техническое задание разработано на основе следующих документов и <text:soft-page-break/>информационных материалов:</text:p>
          <text:list>
            <text:list-item>
              <text:p text:style-name="P69">ГОСТ 34.602-2020 «Техническое задание на создание автоматизированной системы»</text:p>
            </text:list-item>
          </text:list>
        </text:list-item>
      </text:list>
      <text:p text:style-name="Text_20_body"><text:line-break/></text:p>
      <text:p text:style-name="P2"/>
      <text:p text:style-name="P2"/>
      <text:p text:style-name="P2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2"/>
      <text:p text:style-name="P2"/>
      <text:p text:style-name="P4">ЧТО ДОЛЖНА ДЕЛАТЬ ПРОГРАММА, ФУНКЦИОНА<text:span text:style-name="T31">Л</text:span></text:p>
      <text:list xml:id="list1688784883" text:style-name="L6">
        <text:list-item>
          <text:p text:style-name="P35">Перед началом работы необходимо авторизоваться;</text:p>
          <text:list>
            <text:list-item>
              <text:p text:style-name="P35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35">Функционал зависящий от роли пользователя;</text:p>
          <text:list>
            <text:list-item>
              <text:p text:style-name="P36">Пользователь (заказчик);</text:p>
              <text:list>
                <text:list-item>
                  <text:p text:style-name="P37">Просмотр списка продуктов.</text:p>
                  <text:list>
                    <text:list-item>
                      <text:p text:style-name="P36">Фильтрация</text:p>
                    </text:list-item>
                    <text:list-item>
                      <text:p text:style-name="P36">Сортировка</text:p>
                    </text:list-item>
                    <text:list-item>
                      <text:p text:style-name="P36">Поиск</text:p>
                    </text:list-item>
                    <text:list-item>
                      <text:p text:style-name="P36">Заказ</text:p>
                    </text:list-item>
                    <text:list-item>
                      <text:p text:style-name="P40">Добавление в избранное</text:p>
                    </text:list-item>
                  </text:list>
                </text:list-item>
                <text:list-item>
                  <text:p text:style-name="P36">Просмотр списка услуг</text:p>
                  <text:list>
                    <text:list-item>
                      <text:p text:style-name="P36">Фильтрация</text:p>
                    </text:list-item>
                    <text:list-item>
                      <text:p text:style-name="P36">Сортировка</text:p>
                    </text:list-item>
                    <text:list-item>
                      <text:p text:style-name="P36">Поиска</text:p>
                    </text:list-item>
                    <text:list-item>
                      <text:p text:style-name="P36">Заказ</text:p>
                    </text:list-item>
                  </text:list>
                </text:list-item>
                <text:list-item>
                  <text:p text:style-name="P40">Просмотр избранного</text:p>
                </text:list-item>
                <text:list-item>
                  <text:p text:style-name="P41">Редактирование информации о себе</text:p>
                </text:list-item>
                <text:list-item>
                  <text:p text:style-name="P41">Просмотр истории заказов (статуса выполнения)</text:p>
                  <text:list>
                    <text:list-item>
                      <text:p text:style-name="P42"><text:soft-page-break/>Фильтрация</text:p>
                    </text:list-item>
                    <text:list-item>
                      <text:p text:style-name="P42">Сортировка</text:p>
                    </text:list-item>
                    <text:list-item>
                      <text:p text:style-name="P42">Поиск</text:p>
                    </text:list-item>
                    <text:list-item>
                      <text:p text:style-name="P43">Отмена заказа</text:p>
                    </text:list-item>
                  </text:list>
                </text:list-item>
                <text:list-item>
                  <text:p text:style-name="P41">Просмотр истории предоставления услуг (статус<text:span text:style-name="T24">а</text:span> выполнения)</text:p>
                  <text:list>
                    <text:list-item>
                      <text:p text:style-name="P42">Фильтрация</text:p>
                    </text:list-item>
                    <text:list-item>
                      <text:p text:style-name="P42">Сортировка</text:p>
                    </text:list-item>
                    <text:list-item>
                      <text:p text:style-name="P42">Поиск</text:p>
                    </text:list-item>
                    <text:list-item>
                      <text:p text:style-name="P43">Отмена заказа</text:p>
                    </text:list-item>
                  </text:list>
                </text:list-item>
              </text:list>
            </text:list-item>
            <text:list-item>
              <text:p text:style-name="P44">Работник (редактор)</text:p>
              <text:list>
                <text:list-item>
                  <text:p text:style-name="P44">Все функции пользователя</text:p>
                </text:list-item>
                <text:list-item>
                  <text:p text:style-name="P44">Просмотр истории заказов продуктов <text:span text:style-name="T30">и услуг </text:span>всех пользователей</text:p>
                  <text:list>
                    <text:list-item>
                      <text:p text:style-name="P44">Редактирование данных о заказах <text:span text:style-name="T27">продукта</text:span></text:p>
                    </text:list-item>
                    <text:list-item>
                      <text:p text:style-name="P44">Возможность менять статус выполнения заказа</text:p>
                    </text:list-item>
                    <text:list-item>
                      <text:p text:style-name="P45">Возможность удаления (отмены<text:span text:style-name="T28">)</text:span> заказа</text:p>
                    </text:list-item>
                    <text:list-item>
                      <text:p text:style-name="P46">Создание отчётов?</text:p>
                    </text:list-item>
                  </text:list>
                </text:list-item>
                <text:list-item>
                  <text:p text:style-name="P83">Работник не может редактировать избранные товары пользователей!!!!!!!!!!</text:p>
                </text:list-item>
              </text:list>
            </text:list-item>
            <text:list-item>
              <text:p text:style-name="P47">Работник (кладовщик)</text:p>
              <text:list>
                <text:list-item>
                  <text:p text:style-name="P47">Все функции пользователя</text:p>
                </text:list-item>
                <text:list-item>
                  <text:p text:style-name="P47">Просмотр информации о реализации товаров</text:p>
                  <text:list>
                    <text:list-item>
                      <text:p text:style-name="P47">Редактирование данных</text:p>
                    </text:list-item>
                    <text:list-item>
                      <text:p text:style-name="P47">Удаление данных</text:p>
                    </text:list-item>
                    <text:list-item>
                      <text:p text:style-name="P46">Создание отчётов?</text:p>
                    </text:list-item>
                  </text:list>
                </text:list-item>
              </text:list>
            </text:list-item>
            <text:list-item>
              <text:p text:style-name="P48">Администратор</text:p>
              <text:list>
                <text:list-item>
                  <text:p text:style-name="P48">Полный функционал</text:p>
                </text:list-item>
              </text:list>
            </text:list-item>
          </text:list>
        </text:list-item>
      </text:list>
      <text:list xml:id="list1239155698" text:style-name="L7">
        <text:list-header>
          <text:p text:style-name="P38"/>
          <text:p text:style-name="P25">СУЩНОСТИ</text:p>
        </text:list-header>
      </text:list>
      <text:list xml:id="list560344613" text:style-name="L8">
        <text:list-item>
          <text:p text:style-name="P49">Роли</text:p>
          <text:list>
            <text:list-item>
              <text:p text:style-name="P49">Идентификатор</text:p>
            </text:list-item>
            <text:list-item>
              <text:p text:style-name="P49">Название</text:p>
              <text:list>
                <text:list-item>
                  <text:p text:style-name="P50">Пользователь <text:span text:style-name="T25">(заказчик)</text:span></text:p>
                </text:list-item>
                <text:list-item>
                  <text:p text:style-name="P50">Администратор <text:span text:style-name="T26">(доступны все функции)</text:span></text:p>
                </text:list-item>
                <text:list-item>
                  <text:p text:style-name="P50">Работник</text:p>
                  <text:list>
                    <text:list-item>
                      <text:p text:style-name="P51">Кладовщик</text:p>
                    </text:list-item>
                    <text:list-item>
                      <text:p text:style-name="P51">Редактор? <text:span text:style-name="T13">(</text:span><text:span text:style-name="T23">что с названием?</text:span><text:span text:style-name="T13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13">С</text:span><text:span text:style-name="T12">татус</text:span></text:p>
          <text:list>
            <text:list-item>
              <text:p text:style-name="P52">Идентификатор</text:p>
            </text:list-item>
            <text:list-item>
              <text:p text:style-name="P52">Название</text:p>
              <text:list>
                <text:list-item>
                  <text:p text:style-name="P53">Ожидает начала выполнения</text:p>
                </text:list-item>
                <text:list-item>
                  <text:p text:style-name="P53">В процессе</text:p>
                </text:list-item>
                <text:list-item>
                  <text:p text:style-name="P53">Выполнен</text:p>
                </text:list-item>
              </text:list>
            </text:list-item>
            <text:list-item>
              <text:p text:style-name="P52">Описание</text:p>
            </text:list-item>
          </text:list>
        </text:list-item>
        <text:list-item>
          <text:p text:style-name="P49">Пользователь</text:p>
          <text:list>
            <text:list-item>
              <text:p text:style-name="P55">Идентификатор</text:p>
            </text:list-item>
            <text:list-item>
              <text:p text:style-name="P39">Фамилия</text:p>
            </text:list-item>
            <text:list-item>
              <text:p text:style-name="P39">Имя</text:p>
            </text:list-item>
            <text:list-item>
              <text:p text:style-name="P39">Отчество</text:p>
            </text:list-item>
            <text:list-item>
              <text:p text:style-name="P39">Дата рождения</text:p>
            </text:list-item>
            <text:list-item>
              <text:p text:style-name="P39">Логин</text:p>
            </text:list-item>
            <text:list-item>
              <text:p text:style-name="P39">Пароль</text:p>
            </text:list-item>
            <text:list-item>
              <text:p text:style-name="P39">Роль</text:p>
            </text:list-item>
            <text:list-item>
              <text:p text:style-name="P39">Телефон</text:p>
            </text:list-item>
            <text:list-item>
              <text:p text:style-name="P70">E-Mail</text:p>
            </text:list-item>
            <text:list-item>
              <text:p text:style-name="P39">Дата регистрации</text:p>
            </text:list-item>
            <text:list-item>
              <text:p text:style-name="P56">Количество покупок товаров</text:p>
            </text:list-item>
            <text:list-item>
              <text:p text:style-name="P56">Количество оказанных услуг</text:p>
            </text:list-item>
          </text:list>
        </text:list-item>
        <text:list-item>
          <text:p text:style-name="P55"><text:soft-page-break/>Категория продукта</text:p>
          <text:list>
            <text:list-item>
              <text:p text:style-name="P55">Идентификатор</text:p>
            </text:list-item>
            <text:list-item>
              <text:p text:style-name="P55">Название</text:p>
              <text:list>
                <text:list-item>
                  <text:p text:style-name="P55">Бухгалтерия</text:p>
                </text:list-item>
                <text:list-item>
                  <text:p text:style-name="P55">Зарплата и управление</text:p>
                </text:list-item>
                <text:list-item>
                  <text:p text:style-name="P55">Торговля</text:p>
                </text:list-item>
                <text:list-item>
                  <text:p text:style-name="P55">Отраслевые решения</text:p>
                </text:list-item>
                <text:list-item>
                  <text:p text:style-name="P55">Лицензии</text:p>
                </text:list-item>
                <text:list-item>
                  <text:p text:style-name="P55">Управленческий учёт</text:p>
                </text:list-item>
                <text:list-item>
                  <text:p text:style-name="P55">Некоммерческие организации</text:p>
                </text:list-item>
              </text:list>
            </text:list-item>
            <text:list-item>
              <text:p text:style-name="P57">Дата появления?</text:p>
            </text:list-item>
          </text:list>
        </text:list-item>
        <text:list-item>
          <text:p text:style-name="P55">Продукт </text:p>
          <text:list>
            <text:list-item>
              <text:p text:style-name="P57">Идентификатор</text:p>
            </text:list-item>
            <text:list-item>
              <text:p text:style-name="P57">Идентификатор категории продукта</text:p>
            </text:list-item>
            <text:list-item>
              <text:p text:style-name="P57">Название</text:p>
            </text:list-item>
            <text:list-item>
              <text:p text:style-name="P58">Изображение</text:p>
            </text:list-item>
            <text:list-item>
              <text:p text:style-name="P57">Описание</text:p>
            </text:list-item>
            <text:list-item>
              <text:p text:style-name="P57">Стоимость</text:p>
            </text:list-item>
            <text:list-item>
              <text:p text:style-name="P57">Количество на складе?</text:p>
            </text:list-item>
            <text:list-item>
              <text:p text:style-name="P57">Скидка</text:p>
            </text:list-item>
            <text:list-item>
              <text:p text:style-name="P59">Дата добавления (обозначать новые товары по особенному, меньше 1 месяца)</text:p>
            </text:list-item>
          </text:list>
        </text:list-item>
        <text:list-item>
          <text:p text:style-name="P60">Услуга</text:p>
          <text:list>
            <text:list-item>
              <text:p text:style-name="P60">Идентификатор</text:p>
            </text:list-item>
            <text:list-item>
              <text:p text:style-name="P60">Название</text:p>
            </text:list-item>
            <text:list-item>
              <text:p text:style-name="P60">Описание</text:p>
            </text:list-item>
            <text:list-item>
              <text:p text:style-name="P60">Цена за час</text:p>
            </text:list-item>
            <text:list-item>
              <text:p text:style-name="P59">Дата добавления (обозначать новые услуги по особенному, меньше 1 месяца)</text:p>
            </text:list-item>
          </text:list>
        </text:list-item>
        <text:list-item>
          <text:p text:style-name="P61">Заказы продуктов пользователя <text:span text:style-name="T21">(пользователь видит </text:span><text:span text:style-name="T22">только свои заказы, </text:span><text:soft-page-break/><text:span text:style-name="T22">редактор видит все заказы и </text:span><text:span text:style-name="T21">)</text:span></text:p>
          <text:list>
            <text:list-item>
              <text:p text:style-name="P61">Идентификатор</text:p>
            </text:list-item>
            <text:list-item>
              <text:p text:style-name="P61">Идентификатор продукта</text:p>
            </text:list-item>
            <text:list-item>
              <text:p text:style-name="P61">Кол-во продукта</text:p>
            </text:list-item>
            <text:list-item>
              <text:p text:style-name="P54">Дата заказа</text:p>
            </text:list-item>
            <text:list-item>
              <text:p text:style-name="P54"><text:span text:style-name="T29">Идентификатор с</text:span>татус<text:span text:style-name="T29">а</text:span> выполнения</text:p>
            </text:list-item>
            <text:list-item>
              <text:p text:style-name="P62">Дата завершения (только когда статус = выполнен)</text:p>
            </text:list-item>
          </text:list>
        </text:list-item>
        <text:list-item>
          <text:p text:style-name="P63">Заказы услуг пользователя</text:p>
          <text:list>
            <text:list-item>
              <text:p text:style-name="P63">Идентификатор</text:p>
            </text:list-item>
            <text:list-item>
              <text:p text:style-name="P63">Идентификатор услуги</text:p>
            </text:list-item>
            <text:list-item>
              <text:p text:style-name="P63">Дата заказа</text:p>
            </text:list-item>
            <text:list-item>
              <text:p text:style-name="P53"><text:span text:style-name="T29">Идентификатор с</text:span>татус<text:span text:style-name="T29">а</text:span> выполнения</text:p>
            </text:list-item>
            <text:list-item>
              <text:p text:style-name="P63">Дата завершения (только когда статус = выполнен)</text:p>
            </text:list-item>
          </text:list>
        </text:list-item>
        <text:list-item>
          <text:p text:style-name="P64">Избранные продукты пользователя</text:p>
          <text:list>
            <text:list-item>
              <text:p text:style-name="P64">Идентификатор</text:p>
            </text:list-item>
            <text:list-item>
              <text:p text:style-name="P64">Идентификатор продукта</text:p>
            </text:list-item>
            <text:list-item>
              <text:p text:style-name="P64">Идентификатор пользователя</text:p>
            </text:list-item>
            <text:list-item>
              <text:p text:style-name="P64">Дата добавления в избранное</text:p>
            </text:list-item>
          </text:list>
        </text:list-item>
        <text:list-item>
          <text:p text:style-name="P63"><text:span text:style-name="T17">Реализованные </text:span><text:span text:style-name="T18">продукты (продукт заносится сюда после того как статус выполнения заказа был установлен на ВЫПОЛНЕНО, </text:span><text:span text:style-name="T19">доступно роли кладовщика</text:span><text:span text:style-name="T18">)</text:span></text:p>
          <text:list>
            <text:list-item>
              <text:p text:style-name="P84">Идентификатор</text:p>
            </text:list-item>
            <text:list-item>
              <text:p text:style-name="P84">Идентификатор продукты</text:p>
            </text:list-item>
            <text:list-item>
              <text:p text:style-name="P65"><text:span text:style-name="T18">И</text:span><text:span text:style-name="T17">дентификатор пользователя</text:span></text:p>
            </text:list-item>
            <text:list-item>
              <text:p text:style-name="P84">Дата реализации (та же что и в таблице «Заказы продуктов пользователя»)</text:p>
            </text:list-item>
            <text:list-item>
              <text:p text:style-name="P84">Кол-во реализованных продуктов</text:p>
            </text:list-item>
          </text:list>
        </text:list-item>
        <text:list-item>
          <text:p text:style-name="P66"><text:span text:style-name="T17">Реализованные услуги (услуга заносится сюда после того как статус выполнения заказа был установлен на ВЫПОЛНЕНО, </text:span><text:span text:style-name="T20">доступно роли кладовщика?</text:span><text:span text:style-name="T17">)</text:span></text:p>
          <text:list>
            <text:list-item>
              <text:p text:style-name="P84"><text:soft-page-break/>Идентификатор</text:p>
            </text:list-item>
            <text:list-item>
              <text:p text:style-name="P84">Идентификатор услуги</text:p>
            </text:list-item>
            <text:list-item>
              <text:p text:style-name="P67"><text:span text:style-name="T17">Дата реализации </text:span><text:span text:style-name="T18">(та же что и в таблице «Заказы </text:span><text:span text:style-name="T17">услуги</text:span><text:span text:style-name="T18"> пользователя»)</text:span></text:p>
            </text:list-item>
            <text:list-item>
              <text:p text:style-name="P65"><text:span text:style-name="T18">И</text:span><text:span text:style-name="T17">дентификатор пользователя</text:span></text:p>
            </text:list-item>
          </text:list>
        </text:list-item>
      </text:list>
      <text:p text:style-name="P3"/>
      <text:p text:style-name="P5">Описание предприятия</text:p>
      <text:p text:style-name="P7">Бизнес решения — IT <text:s/>компания <text:span text:style-name="T38">занимающаяся продажей программ 1С, настраиванием учёта, автоматизацией бизнеса</text:span>. <text:span text:style-name="T38">Предоставляют</text:span> <text:span text:style-name="T38">т</text:span>олько полезные программы, услуги и сервисы для вашего предприятия, <text:span text:style-name="T39">а также д</text:span>оработка программ, улучшение под ваши задачи, интеграции с различными системами, в том числе Битрикс24 и телеграмм.</text:p>
      <text:p text:style-name="P8">Программы и лицензии 1С — подбираем программы именно под Ваш вид, деятельности, готовы разработать и продемонстрировать модель ведения учёта на Ваших данных на типовых программах 1С.</text:p>
      <text:p text:style-name="P16"><text:span text:style-name="T33">Обслуживания 1С, разработка, доработка — справляемся с задачей разной сложности: делаем интеграции, внедряем типовые и отраслевые решения, учим и тестируем, находим ошибки в программах и учёте и помогаем их исправить. Можем доработать Вашу программу или написать с нуля на платформе 1С.</text:span><text:span text:style-name="T34"> </text:span><text:span text:style-name="T35">Полезные сервисы и улучшайзеры для 1С - </text:span><text:span text:style-name="T36">р</text:span><text:span text:style-name="T35">азличные решения, которые помогут сохранить ваше время для более полезных дел, сделают работу боле</text:span><text:span text:style-name="T37">е</text:span><text:span text:style-name="T35"> быстрой и удобной.</text:span></text:p>
      <text:p text:style-name="P8"/>
      <text:p text:style-name="P6">Описание программы</text:p>
      <text:p text:style-name="P17"><text:span text:style-name="T40">Разработанный </text:span><text:span text:style-name="T41">программный</text:span><text:span text:style-name="T40"> модуль позволяет производить различные действия над базой данных содержащей в себе информацию о </text:span><text:span text:style-name="T41">продуктах, услугах, пользователях, заказах пользователя и о реализации продуктов, а также услуг</text:span><text:span text:style-name="T40"> с помощью программного модуля установленного на персона</text:span><text:span text:style-name="T41">л</text:span><text:span text:style-name="T40">ьный компьютер </text:span><text:span text:style-name="T41">пользователя, работника или администратора</text:span><text:span text:style-name="T40">.</text:span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1T09:08:13.479738667</dc:date>
    <meta:editing-duration>PT4H58M35S</meta:editing-duration>
    <meta:editing-cycles>57</meta:editing-cycles>
    <meta:generator>LibreOffice/7.3.7.2$Linux_X86_64 LibreOffice_project/30$Build-2</meta:generator>
    <meta:document-statistic meta:table-count="2" meta:image-count="0" meta:object-count="0" meta:page-count="13" meta:paragraph-count="218" meta:word-count="1248" meta:character-count="9726" meta:non-whitespace-character-count="8839"/>
  </office:meta>
</office:document-meta>
</file>